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ves_counter" table:style-name="ta1">
        <table:shapes>
          <draw:frame draw:z-index="0" draw:style-name="gr1" draw:text-style-name="P1" svg:width="15.999cm" svg:height="8.999cm" svg:x="33.645cm" svg:y="0.1cm">
            <draw:object draw:notify-on-update-of-ranges="moves_counter.A2:moves_counter.A60 moves_counter.B1:moves_counter.B1 moves_counter.B2:moves_counter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simulations</text:p>
          </table:table-cell>
          <table:table-cell office:value-type="string" calcext:value-type="string">
            <text:p>Number of mo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3" calcext:value-type="float">
            <text:p>28,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22" calcext:value-type="float">
            <text:p>29,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15" calcext:value-type="float">
            <text:p>28,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2" calcext:value-type="float">
            <text:p>27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54" calcext:value-type="float">
            <text:p>25,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87" calcext:value-type="float">
            <text:p>25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81" calcext:value-type="float">
            <text:p>26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48" calcext:value-type="float">
            <text:p>25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.65" calcext:value-type="float">
            <text:p>24,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01" calcext:value-type="float">
            <text:p>24,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27" calcext:value-type="float">
            <text:p>23,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32" calcext:value-type="float">
            <text:p>23,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.04" calcext:value-type="float">
            <text:p>21,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.64" calcext:value-type="float">
            <text:p>21,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.64" calcext:value-type="float">
            <text:p>23,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.91" calcext:value-type="float">
            <text:p>19,9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.36" calcext:value-type="float">
            <text:p>21,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.73" calcext:value-type="float">
            <text:p>20,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.16" calcext:value-type="float">
            <text:p>21,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.06" calcext:value-type="float">
            <text:p>21,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.98" calcext:value-type="float">
            <text:p>20,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.89" calcext:value-type="float">
            <text:p>19,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.06" calcext:value-type="float">
            <text:p>20,0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.59" calcext:value-type="float">
            <text:p>20,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.92" calcext:value-type="float">
            <text:p>19,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.06" calcext:value-type="float">
            <text:p>20,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.83" calcext:value-type="float">
            <text:p>19,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.96" calcext:value-type="float">
            <text:p>19,9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.22" calcext:value-type="float">
            <text:p>20,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.37" calcext:value-type="float">
            <text:p>20,3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.85" calcext:value-type="float">
            <text:p>19,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.43" calcext:value-type="float">
            <text:p>19,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.24" calcext:value-type="float">
            <text:p>20,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44" calcext:value-type="float">
            <text:p>19,4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.64" calcext:value-type="float">
            <text:p>19,6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9.14" calcext:value-type="float">
            <text:p>19,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.42" calcext:value-type="float">
            <text:p>19,4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9.39" calcext:value-type="float">
            <text:p>19,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9.78" calcext:value-type="float">
            <text:p>19,7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.64" calcext:value-type="float">
            <text:p>19,6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.08" calcext:value-type="float">
            <text:p>19,0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9.01" calcext:value-type="float">
            <text:p>19,0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.71" calcext:value-type="float">
            <text:p>18,7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.27" calcext:value-type="float">
            <text:p>19,2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.39" calcext:value-type="float">
            <text:p>19,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.76" calcext:value-type="float">
            <text:p>18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2T18:36:29.875441452</dc:date>
    <meta:editing-duration>PT5M49S</meta:editing-duration>
    <meta:editing-cycles>1</meta:editing-cycles>
    <meta:document-statistic meta:table-count="1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92cm" svg:y="0.315cm" chart:style-name="ch2">
          <text:p>Number of moves the AI takes to win according to the number of simulations</text:p>
        </chart:title>
        <chart:subtitle svg:x="5.244cm" svg:y="1.778cm" chart:style-name="ch3">
          <text:p>AI played against the naive one</text:p>
        </chart:subtitle>
        <chart:legend chart:legend-position="end" svg:x="11.931cm" svg:y="4.201cm" style:legend-expansion="high" chart:style-name="ch4"/>
        <chart:plot-area chart:style-name="ch5" table:cell-range-address="moves_counter.A1:moves_counter.B60" chart:data-source-has-labels="both" svg:x="1.331cm" svg:y="2.641cm" svg:width="10.28cm" svg:height="5.198cm">
          <chart:coordinate-region svg:x="1.952cm" svg:y="2.84cm" svg:width="9.659cm" svg:height="3.944cm"/>
          <chart:axis chart:dimension="x" chart:name="primary-x" chart:style-name="ch6" chartooo:axis-type="auto">
            <chartooo:date-scale/>
            <chart:title svg:x="4.826cm" svg:y="8.019cm" chart:style-name="ch7">
              <text:p>number of simulations</text:p>
            </chart:title>
            <chart:categories table:cell-range-address="moves_counter.A2:moves_counter.A60"/>
            <chart:grid chart:style-name="ch8" chart:class="major"/>
          </chart:axis>
          <chart:axis chart:dimension="y" chart:name="primary-y" chart:style-name="ch6">
            <chart:title svg:x="0.451cm" svg:y="6.541cm" chart:style-name="ch9">
              <text:p>number of moves</text:p>
            </chart:title>
            <chart:grid chart:style-name="ch8" chart:class="major"/>
          </chart:axis>
          <chart:series chart:style-name="ch10" chart:values-cell-range-address="moves_counter.B2:moves_counter.B60" chart:label-cell-address="moves_counter.B1:moves_counter.B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moves</text:p>
                <draw:g>
                  <svg:desc>moves_counter.B1:moves_counter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ves_counter.A2:moves_counter.A60</svg:desc>
                </draw:g>
              </table:table-cell>
              <table:table-cell office:value-type="float" office:value="29.53">
                <text:p>29.53</text:p>
                <draw:g>
                  <svg:desc>moves_counter.B2:moves_counter.B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9.27">
                <text:p>19.2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8.76">
                <text:p>18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